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c18" officeooo:paragraph-rsid="000f9c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9:44:59.871054563</meta:creation-date>
    <meta:generator>LibreOffice/7.3.7.2$Linux_X86_64 LibreOffice_project/30$Build-2</meta:generator>
    <dc:date>2023-02-05T19:45:22.724862431</dc:date>
    <meta:editing-duration>PT2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